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P8" style:family="paragraph" style:parent-style-name="Standard" style:list-style-name="L3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8950576433066143440" text:style-name="L1">
              <text:list-item>
                <text:p text:style-name="P6"><text:span text:style-name="T4">Daniel Bersenkowitsch, </text:span><text:tab/><text:tab/> </text:p>
              </text:list-item>
              <text:list-item>
                <text:p text:style-name="P6">Andreas Denkmayr, <text:span text:style-name="T5"><text:tab/><text:tab/> </text:span></text:p>
              </text:list-item>
              <text:list-item>
                <text:p text:style-name="P6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Autor des Protokolls:</text:span> Daniel Bersenkowitsch</text:p>
          </table:table-cell>
        </table:table-row>
        <table:table-row>
          <table:table-cell table:style-name="Table1.A2" office:value-type="string">
            <text:p text:style-name="P5">Dauer: 10:00 – 11:00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5921873936032757400" text:style-name="L2">
              <text:list-item>
                <text:p text:style-name="P7">GUI des Projekts</text:p>
              </text:list-item>
              <text:list-item>
                <text:p text:style-name="P7">Weiter Iterationen</text:p>
              </text:list-item>
              <text:list-item>
                <text:p text:style-name="P7">Ordnung aller Protokolle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/>
            <text:p text:style-name="P2">GUI wurde besprochen. Die GUI der Iteration „Übungskatalog“ soll in den Endzustand bearbeitet werden. </text:p>
            <text:p text:style-name="P2">Bis 04.12: </text:p>
            <text:p text:style-name="P2">Alle Protokolle auf Vollständigkeit überprüfen und geordnet ausdrucken, mit dem überarbeiteten Pflichtenheft, in eine Mappe ordnen.</text:p>
            <text:p text:style-name="P2">GUI: Wie macht mans am Besten? Auf was muss man achten? (Ansätze in schriftl. Diplarbeit festhalten)</text:p>
            <text:p text:style-name="P2">Essay GUI: </text:p>
            <text:p text:style-name="P2"><text:s text:c="6"/>1) <text:s/>Was sieht der User?</text:p>
            <text:list xml:id="list4735444079374731216" text:style-name="L3">
              <text:list-item>
                <text:p text:style-name="P8">Wie sieht es technisch aus?</text:p>
              </text:list-item>
              <text:list-item>
                <text:p text:style-name="P8">Wie sehen richtige Formulare aus?</text:p>
              </text:list-item>
            </text:list>
            <text:p text:style-name="P2"/>
            <text:p text:style-name="P2">++</text:p>
            <text:p text:style-name="P2">GUI vollständig implementieren inkl. Menüpunkte (Ohne Funktionalität)</text:p>
            <text:p text:style-name="P2">Nächste Iteration: Usereingabe.</text:p>
            <text:p text:style-name="P2">Systemarchitektur ist gelungen!</text:p>
            <text:p text:style-name="P2">+++</text:p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 Ein gemeinsames Treffen des Teams wird erhofft, um obige Punkte untereinander zu besprechen/evaluieren.</text:p>
            <text:p text:style-name="P2"/>
          </table:table-cell>
        </table:table-row>
        <table:table-row>
          <table:table-cell table:style-name="Table1.A2" office:value-type="string">
            <text:p text:style-name="P3">Zusammenfassung: <text:s/>Nächste Iteration wurde festgelegt, bis 04.12 implementieren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esprechung des aktuellen Zustands und weiter Vorgehensweise</text:span><text:tab/><text:tab/><text:span text:style-name="MT2">Protokoll vom 20.11.2015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6-03-18T13:23:32</dc:date>
    <meta:editing-duration>P1DT50M36S</meta:editing-duration>
    <meta:editing-cycles>17</meta:editing-cycles>
    <meta:generator>OpenOffice.org/3.4.1$Unix OpenOffice.org_project/341m1$Build-9593</meta:generator>
    <meta:print-date>2015-12-01T21:08:24</meta:print-date>
    <meta:document-statistic meta:table-count="1" meta:image-count="0" meta:object-count="0" meta:page-count="1" meta:paragraph-count="28" meta:word-count="149" meta:character-count="1105"/>
  </office:meta>
</office:document-meta>
</file>